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776" calcext:value-type="float">
            <text:p>92.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864" calcext:value-type="float">
            <text:p>91.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6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048" calcext:value-type="float">
            <text:p>91.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336" calcext:value-type="float">
            <text:p>91.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1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9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28" calcext:value-type="float">
            <text:p>106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424" calcext:value-type="float">
            <text:p>106.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424" calcext:value-type="float">
            <text:p>106.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512" calcext:value-type="float">
            <text:p>105.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792" calcext:value-type="float">
            <text:p>105.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608" calcext:value-type="float">
            <text:p>105.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792" calcext:value-type="float">
            <text:p>105.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200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5976" calcext:value-type="float">
            <text:p>71.4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6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9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6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172" calcext:value-type="float">
            <text:p>74.7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412" calcext:value-type="float">
            <text:p>74.8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412" calcext:value-type="float">
            <text:p>74.8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518111205401</text:p>
          </table:table-cell>
          <table:table-cell office:value-type="string" calcext:value-type="string">
            <text:p>A-11-10 32ACD [RED BARON]</text:p>
          </table:table-cell>
          <table:table-cell office:value-type="string" calcext:value-type="string">
            <text:p>198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0" meta:object-count="0"/>
    <meta:user-defined meta:name="AppVersion">3.0</meta:user-defined>
  </office:meta>
</office:document-meta>
</file>